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Projektplanung</text:p>
          </table:table-cell>
          <table:table-cell table:number-columns-repeated="2"/>
          <table:table-cell office:value-type="string" calcext:value-type="string">
            <text:p>Ziel Datum</text:p>
          </table:table-cell>
          <table:table-cell office:value-type="string" calcext:value-type="string">
            <text:p>Beginn Datum</text:p>
          </table:table-cell>
          <table:table-cell office:value-type="string" calcext:value-type="string">
            <text:p>bearbeitet von</text:p>
          </table:table-cell>
          <table:table-cell office:value-type="string" calcext:value-type="string">
            <text:p>benötigte Zeit</text:p>
          </table:table-cell>
          <table:table-cell office:value-type="string" calcext:value-type="string">
            <text:p>Check/Datum</text:p>
          </table:table-cell>
          <table:table-cell/>
          <table:table-cell office:value-type="string" calcext:value-type="string">
            <text:p>Überprüft von</text:p>
          </table:table-cell>
          <table:table-cell office:value-type="string" calcext:value-type="string">
            <text:p>Datu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anungs Pha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NT Projektplanung Abgabe</text:p>
          </table:table-cell>
          <table:table-cell/>
          <table:table-cell table:style-name="ce1" office:value-type="date" office:date-value="2017-11-23" calcext:value-type="date">
            <text:p>23.11.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hmen und Mittelstruktu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scheidung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finitions Pha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finition der Anforderunge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ntwurfs Pha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nutzeroberfläche</text:p>
          </table:table-cell>
          <table:table-cell/>
          <table:table-cell table:style-name="ce1" office:value-type="date" office:date-value="2017-11-23" calcext:value-type="date">
            <text:p>23.11.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llierung Modularisierung (PAP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fteilung der Teilprozes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rukturierung der Teilprozes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estlegung der Schnitt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dabgabe PAP</text:p>
          </table:table-cell>
          <table:table-cell/>
          <table:table-cell table:style-name="ce1" office:value-type="date" office:date-value="2017-12-14" calcext:value-type="date">
            <text:p>14.12.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ML Datenstruktur</text:p>
          </table:table-cell>
          <table:table-cell/>
          <table:table-cell table:style-name="ce1" office:value-type="date" office:date-value="2017-12-14" calcext:value-type="date">
            <text:p>14.12.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gebraische Lösung</text:p>
          </table:table-cell>
          <table:table-cell/>
          <table:table-cell table:style-name="ce1" office:value-type="date" office:date-value="2018-01-11" calcext:value-type="date">
            <text:p>11.01.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mplementierungs Pha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de der Teilprozesse schreiben</text:p>
          </table:table-cell>
          <table:table-cell/>
          <table:table-cell table:style-name="ce1" office:value-type="date" office:date-value="2018-02-01" calcext:value-type="date">
            <text:p>01.02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nsorinterpretation function</text:p>
          </table:table-cell>
          <table:table-cell table:style-name="ce1" office:value-type="date" office:date-value="2017-12-14" calcext:value-type="date">
            <text:p>14.12.17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en/Systemintegration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code+Dokumentation Abg.</text:p>
          </table:table-cell>
          <table:table-cell/>
          <table:table-cell table:style-name="ce1" office:value-type="date" office:date-value="2018-02-01" calcext:value-type="date">
            <text:p>01.02.1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inführ./Präs. Pha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äsentation</text:p>
          </table:table-cell>
          <table:table-cell/>
          <table:table-cell table:style-name="ce1" office:value-type="date" office:date-value="2018-02-08" calcext:value-type="date">
            <text:p>08.02.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.00.0000</text:date>, <text:time style:data-style-name="N2" text:time-value="11:07:08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07:10.329000000</meta:creation-date>
    <meta:editing-duration>PT15M39S</meta:editing-duration>
    <meta:editing-cycles>11</meta:editing-cycles>
    <meta:generator>LibreOffice/5.3.5.2$Windows_x86 LibreOffice_project/50d9bf2b0a79cdb85a3814b592608037a682059d</meta:generator>
    <dc:date>2017-11-23T11:22:52.793000000</dc:date>
    <meta:document-statistic meta:table-count="1" meta:cell-count="39" meta:object-count="0"/>
  </office:meta>
</office:document-meta>
</file>